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en" fo:country="US"/>
    </style:style>
    <style:style style:name="P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086c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0e5c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31e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27c55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16c6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76c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826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3f9b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5a89a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84f9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af9dd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paragraph-rsid="001b499a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0e5c8" officeooo:paragraph-rsid="0010e5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231ef" officeooo:paragraph-rsid="001231e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16c6" officeooo:paragraph-rsid="00127c5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76cb" officeooo:paragraph-rsid="001376c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3f9bc" officeooo:paragraph-rsid="0013f9bc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5a89a" officeooo:paragraph-rsid="0015a89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8148" officeooo:paragraph-rsid="001d814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86c37" officeooo:paragraph-rsid="00086c3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992e2" officeooo:paragraph-rsid="000992e2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ab2ef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ab2ef" officeooo:paragraph-rsid="000e4173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0e417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38262" officeooo:paragraph-rsid="0013f9bc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ru" fo:country="RU" fo:font-weight="normal" officeooo:rsid="00184f9d" officeooo:paragraph-rsid="00184f9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594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language="ru" fo:country="RU"/>
    </style:style>
    <style:style style:name="P32" style:family="paragraph" style:parent-style-name="Standard">
      <style:paragraph-properties fo:margin-left="0cm" fo:margin-right="0cm" fo:text-align="center" style:justify-single-word="false" fo:text-indent="0.594cm" style:auto-text-indent="false"/>
    </style:style>
    <style:style style:name="P33" style:family="paragraph" style:parent-style-name="Standard">
      <style:paragraph-properties fo:margin-left="0cm" fo:margin-right="0cm" fo:text-align="center" style:justify-single-word="false" fo:text-indent="0.594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d8148" officeooo:paragraph-rsid="001d814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text-align="justify" style:justify-single-word="false" fo:text-indent="0.594cm" style:auto-text-indent="false"/>
      <style:text-properties fo:font-size="12pt" fo:language="en" fo:country="US" fo:font-weight="normal" officeooo:rsid="001e3aa2" officeooo:paragraph-rsid="001e3aa2" style:font-size-asian="12pt" style:font-weight-asian="normal" style:font-size-complex="12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86c37"/>
    </style:style>
    <style:style style:name="T3" style:family="text">
      <style:text-properties fo:language="ru" fo:country="RU" officeooo:rsid="000bc4ff"/>
    </style:style>
    <style:style style:name="T4" style:family="text">
      <style:text-properties fo:language="ru" fo:country="RU" officeooo:rsid="000e4173"/>
    </style:style>
    <style:style style:name="T5" style:family="text">
      <style:text-properties fo:language="ru" fo:country="RU" officeooo:rsid="0010e5c8"/>
    </style:style>
    <style:style style:name="T6" style:family="text">
      <style:text-properties fo:language="ru" fo:country="RU" officeooo:rsid="001231ef"/>
    </style:style>
    <style:style style:name="T7" style:family="text">
      <style:text-properties fo:language="ru" fo:country="RU" officeooo:rsid="00127c55"/>
    </style:style>
    <style:style style:name="T8" style:family="text">
      <style:text-properties fo:language="ru" fo:country="RU" officeooo:rsid="001316c6"/>
    </style:style>
    <style:style style:name="T9" style:family="text">
      <style:text-properties fo:language="ru" fo:country="RU" officeooo:rsid="001376cb"/>
    </style:style>
    <style:style style:name="T10" style:family="text">
      <style:text-properties fo:language="ru" fo:country="RU" officeooo:rsid="00138262"/>
    </style:style>
    <style:style style:name="T11" style:family="text">
      <style:text-properties fo:language="ru" fo:country="RU" officeooo:rsid="0013f9bc"/>
    </style:style>
    <style:style style:name="T12" style:family="text">
      <style:text-properties fo:language="ru" fo:country="RU" officeooo:rsid="0015a89a"/>
    </style:style>
    <style:style style:name="T13" style:family="text">
      <style:text-properties fo:language="ru" fo:country="RU" officeooo:rsid="00184f9d"/>
    </style:style>
    <style:style style:name="T14" style:family="text">
      <style:text-properties fo:language="ru" fo:country="RU" officeooo:rsid="001923ce"/>
    </style:style>
    <style:style style:name="T15" style:family="text">
      <style:text-properties fo:language="ru" fo:country="RU" officeooo:rsid="001af9dd"/>
    </style:style>
    <style:style style:name="T16" style:family="text">
      <style:text-properties fo:language="ru" fo:country="RU" officeooo:rsid="001b499a"/>
    </style:style>
    <style:style style:name="T17" style:family="text">
      <style:text-properties fo:language="ru" fo:country="RU" officeooo:rsid="001c42fc"/>
    </style:style>
    <style:style style:name="T18" style:family="text">
      <style:text-properties fo:language="ru" fo:country="RU" officeooo:rsid="001dcb2d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bold" style:font-weight-asian="bold" style:font-weight-complex="bold"/>
    </style:style>
    <style:style style:name="T21" style:family="text">
      <style:text-properties fo:language="en" fo:country="US" officeooo:rsid="000ab2ef"/>
    </style:style>
    <style:style style:name="T22" style:family="text">
      <style:text-properties fo:language="en" fo:country="US" officeooo:rsid="000bc4ff"/>
    </style:style>
    <style:style style:name="T23" style:family="text">
      <style:text-properties fo:language="en" fo:country="US" officeooo:rsid="000e4173"/>
    </style:style>
    <style:style style:name="T24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25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26" style:family="text">
      <style:text-properties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86c37"/>
    </style:style>
    <style:style style:name="T29" style:family="text">
      <style:text-properties officeooo:rsid="000992e2"/>
    </style:style>
    <style:style style:name="T30" style:family="text">
      <style:text-properties officeooo:rsid="000ab2ef"/>
    </style:style>
    <style:style style:name="T31" style:family="text">
      <style:text-properties officeooo:rsid="000bc4ff"/>
    </style:style>
    <style:style style:name="T32" style:family="text">
      <style:text-properties officeooo:rsid="000e4173"/>
    </style:style>
    <style:style style:name="T33" style:family="text">
      <style:text-properties officeooo:rsid="0010e5c8"/>
    </style:style>
    <style:style style:name="T34" style:family="text">
      <style:text-properties officeooo:rsid="001231ef"/>
    </style:style>
    <style:style style:name="T35" style:family="text">
      <style:text-properties officeooo:rsid="00127c55"/>
    </style:style>
    <style:style style:name="T36" style:family="text">
      <style:text-properties officeooo:rsid="001316c6"/>
    </style:style>
    <style:style style:name="T37" style:family="text">
      <style:text-properties officeooo:rsid="001376cb"/>
    </style:style>
    <style:style style:name="T38" style:family="text">
      <style:text-properties officeooo:rsid="00138262"/>
    </style:style>
    <style:style style:name="T39" style:family="text">
      <style:text-properties officeooo:rsid="0013f9bc"/>
    </style:style>
    <style:style style:name="T40" style:family="text">
      <style:text-properties officeooo:rsid="0015a89a"/>
    </style:style>
    <style:style style:name="T41" style:family="text">
      <style:text-properties officeooo:rsid="00184f9d"/>
    </style:style>
    <style:style style:name="T42" style:family="text">
      <style:text-properties officeooo:rsid="001923ce"/>
    </style:style>
    <style:style style:name="T43" style:family="text">
      <style:text-properties officeooo:rsid="001af9dd"/>
    </style:style>
    <style:style style:name="T44" style:family="text">
      <style:text-properties officeooo:rsid="001b49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34">EVO Reset Service</text:p>
      <text:p text:style-name="P33"/>
      <text:p text:style-name="P36">15.12.2013 <text:span text:style-name="T1">Версия 0.54 Изменения и исправления.</text:span></text:p>
      <text:p text:style-name="P36"><text:span text:style-name="T1">- исправлен сброс выбранного дисковода при сбросе.</text:span></text:p>
      <text:p text:style-name="P36"><text:span text:style-name="T1">- добавлен </text:span>ATM CP/M, <text:span text:style-name="T1">доступ через меню </text:span>Service.</text:p>
      <text:p text:style-name="P21"/>
      <text:p text:style-name="P21">17.11.2013 <text:span text:style-name="T1">Версия 0.53</text:span>d <text:span text:style-name="T1">Изменение.</text:span></text:p>
      <text:p text:style-name="P21"><text:span text:style-name="T1">- изменены номера ячеек </text:span>CMOS <text:span text:style-name="T1">с настройками, теперь настройки </text:span>Gluk <text:span text:style-name="T1">и </text:span>EVO Reset Service <text:span text:style-name="T1">независимы.</text:span></text:p>
      <text:p text:style-name="P21"><text:span text:style-name="T1">- подпрограммы вызываемые через </text:span>RST 8 <text:span text:style-name="T1">работают на частоте 7 МГц.</text:span></text:p>
      <text:p text:style-name="P21"><text:span text:style-name="T1">- </text:span><text:span text:style-name="T18">переставлены местами пункты выбора реального и виртуального дисковода отображаемые слева от основного меню.</text:span></text:p>
      <text:p text:style-name="P12"/>
      <text:p text:style-name="P12"><text:span text:style-name="T44">18.05.2013 </text:span><text:span text:style-name="T13">Версия 0.53</text:span><text:span text:style-name="T41">c </text:span><text:span text:style-name="T13">Исправление</text:span></text:p>
      <text:p text:style-name="P29">- исправлена ошибка неправильного монтирования образа при размере кластера 1 сектор.</text:p>
      <text:p text:style-name="P12"><text:span text:style-name="T13">- </text:span><text:span text:style-name="T14">исправлена ошибка загрузчика </text:span><text:span text:style-name="T42">HDD boot.</text:span></text:p>
      <text:p text:style-name="P13"><text:span text:style-name="T43">- </text:span><text:span text:style-name="T15">исправлена ошибка для </text:span><text:span text:style-name="T43">FAT12/16 </text:span><text:span text:style-name="T15">получения неправильного номера кластера.</text:span></text:p>
      <text:p text:style-name="P14"><text:span text:style-name="T44">- </text:span><text:span text:style-name="T16">исправлена ошибка </text:span><text:span text:style-name="T17">не сохранения</text:span><text:span text:style-name="T16"> порта </text:span><text:span text:style-name="T44">#EFF7 </text:span><text:span text:style-name="T16">при вхождении в </text:span><text:span text:style-name="T44">RST </text:span><text:span text:style-name="T16">8 и выбранном режиме памяти 48</text:span><text:span text:style-name="T44">K.</text:span></text:p>
      <text:p text:style-name="P20"/>
      <text:p text:style-name="P11"><text:span text:style-name="T40">10.03.2013 </text:span><text:span text:style-name="T12">Версия 0.53</text:span><text:span text:style-name="T40">b </text:span><text:span text:style-name="T12">Исправление</text:span></text:p>
      <text:p text:style-name="P11"><text:span text:style-name="T12">- исправлены межстраничные вызовы после переезда некоторых процедур в другие страницы </text:span><text:span text:style-name="T40">ROM </text:span><text:span text:style-name="T12">после добавления </text:span><text:span text:style-name="T40">Perfect Commander.</text:span></text:p>
      <text:p text:style-name="P19"/>
      <text:p text:style-name="P10"><text:span text:style-name="T39">26.02.2013 </text:span><text:span text:style-name="T11">Версия 0.53а Исправление</text:span></text:p>
      <text:p text:style-name="P10"><text:span text:style-name="T11">- восстановил работу </text:span><text:span text:style-name="T39">FAT/SPG </text:span><text:span text:style-name="T11">загрузчика.</text:span></text:p>
      <text:p text:style-name="P28"/>
      <text:p text:style-name="P9"><text:span text:style-name="T38">25.02.2013 </text:span><text:span text:style-name="T10">Версия 0.53 Добавление</text:span></text:p>
      <text:p text:style-name="P9"><text:span text:style-name="T10">- в недра сервиса добавлен </text:span><text:span text:style-name="T38">Perfect Commander.</text:span></text:p>
      <text:p text:style-name="P18"/>
      <text:p text:style-name="P8"><text:span text:style-name="T37">20.01.2013 </text:span><text:span text:style-name="T9">Версия 0.52</text:span><text:span text:style-name="T37">b </text:span><text:span text:style-name="T9">Исправление</text:span></text:p>
      <text:p text:style-name="P8"><text:span text:style-name="T9">- исправлена ошибка из-за которой при сбросе обнулялся регистр секунд в </text:span><text:span text:style-name="T37">CMOS</text:span><text:span text:style-name="T9">.</text:span></text:p>
      <text:p text:style-name="P17"/>
      <text:p text:style-name="P6"><text:span text:style-name="T36">26.12.2012 </text:span><text:span text:style-name="T7">Версия 0.52а<text:tab/>Исправление</text:span></text:p>
      <text:p text:style-name="P7"><text:span text:style-name="T36">- </text:span><text:span text:style-name="T8">исправлена ошибка драйвера </text:span><text:span text:style-name="T36">NeoGS </text:span><text:span text:style-name="T8">из-за которой происходила порча некоторых ячеек при загрузке файлов при вызове через </text:span><text:span text:style-name="T36">RST 8.</text:span></text:p>
      <text:p text:style-name="P6"><text:span text:style-name="T7">- исправлена ошибка в драйверах для правильной загрузке файлов при вызове через </text:span><text:span text:style-name="T35">RST 8.</text:span></text:p>
      <text:p text:style-name="P16"/>
      <text:p text:style-name="P5"><text:span text:style-name="T34">08.12.2012 </text:span><text:span text:style-name="T6">Версия 0.52 Исправление.</text:span></text:p>
      <text:p text:style-name="P5"><text:span text:style-name="T6">- сделал принудительно обнуление памяти при запуске программ с </text:span><text:span text:style-name="T34">TR-DOS </text:span><text:span text:style-name="T6">диска.</text:span></text:p>
      <text:p text:style-name="P15"/>
      <text:p text:style-name="P4"><text:span text:style-name="T33">04.12.2012 </text:span><text:span text:style-name="T5">Версия 0.51</text:span><text:span text:style-name="T33">a </text:span><text:span text:style-name="T5">Исправление.</text:span></text:p>
      <text:p text:style-name="P4"><text:span text:style-name="T5">- исправлена блокировка при отсуствии </text:span><text:span text:style-name="T33">SD </text:span><text:span text:style-name="T5">карты на </text:span><text:span text:style-name="T33">NeoGS.</text:span></text:p>
      <text:p text:style-name="P27"/>
      <text:p text:style-name="P2"><text:span text:style-name="T4">03</text:span><text:span text:style-name="T2">.</text:span><text:span text:style-name="T3">1</text:span><text:span text:style-name="T4">2</text:span><text:span text:style-name="T2">.2012</text:span><text:span text:style-name="T28"> </text:span><text:span text:style-name="T2">Версия 0.51 Исправления и дополнения</text:span></text:p>
      <text:p text:style-name="P3"><text:span text:style-name="T2">- устранено зависание драйвера </text:span><text:span text:style-name="T28">NeoGS </text:span><text:span text:style-name="T2">при определении наличия </text:span><text:span text:style-name="T28">SD </text:span><text:span text:style-name="T2">карты из-за изменения настроек прерываний.</text:span></text:p>
      <text:p text:style-name="P23">- <text:span text:style-name="T29">устранена невозможность выбрать файл для загрузки с ленты при отсутствии в корне директорий.</text:span></text:p>
      <text:p text:style-name="P24">- <text:span text:style-name="T30">устранена проблема сброса/зависания при запуске </text:span><text:span text:style-name="T21">TAP </text:span><text:span text:style-name="T30">файлов при заблокированном режиме 48к.</text:span></text:p>
      <text:p text:style-name="P25">- <text:span text:style-name="T31">сделано автоопределение наличия </text:span><text:span text:style-name="T22">SD </text:span><text:span text:style-name="T31">карт с возможностью отключения.</text:span></text:p>
      <text:p text:style-name="P26"><text:span text:style-name="T32">- сделана выдача сообщение с блокировкой дальнейшей работы при обращении к примонтированному образу после удаления </text:span><text:span text:style-name="T23">SD </text:span><text:span text:style-name="T32">карты с которой был примонтирован образ.</text:span></text:p>
      <text:p text:style-name="P26"><text:span text:style-name="T32">- сделан контроль наличия </text:span><text:span text:style-name="T23">SD </text:span><text:span text:style-name="T32">карт с выдачей сообщения и блокировкой дальнейшей работы.</text:span></text:p>
      <text:p text:style-name="P26"><text:span text:style-name="T32">- переименован пункт </text:span><text:span text:style-name="T23">«W.Turbo Mode» </text:span><text:span text:style-name="T32">в </text:span><text:span text:style-name="T23">«W.CPU frequency».</text:span></text:p>
      <text:p text:style-name="P26"><text:span text:style-name="T32">- сделана принудительная полная инициализация после обновления </text:span><text:span text:style-name="T23">FlashROM.</text:span></text:p>
      <text:p text:style-name="P26"><text:soft-page-break/><text:span text:style-name="T32">- нажатие 0+</text:span><text:span text:style-name="T23">RESET </text:span><text:span text:style-name="T32">теперь не только возвращает основной режим, но и делает полную инициализацию внутренних переменных.</text:span></text:p>
      <text:p text:style-name="P26"><text:span text:style-name="T32">- сделан </text:span><text:span text:style-name="T23">CRC </text:span><text:span text:style-name="T32">контроль содержимого </text:span><text:span text:style-name="T23">CMOS </text:span><text:span text:style-name="T32">памяти используемых в работе, при неправильной </text:span><text:span text:style-name="T23">CRC </text:span><text:span text:style-name="T32">все используемые в работе ячейки перезаписываются исходными значениями.</text:span></text:p>
      <text:p text:style-name="P22"/>
      <text:p text:style-name="P2"><text:span text:style-name="T1">27.05.2012</text:span> <text:span text:style-name="T1">Версия 0.5 Исправления и дополнения</text:span></text:p>
      <text:p text:style-name="P2"><text:span text:style-name="T1">- устранено не сохранение/не восстановление регистра </text:span>«I» <text:span text:style-name="T1">при вызовах </text:span>RST 8.</text:p>
      <text:p text:style-name="P22">- пункт основного меню <text:span text:style-name="T19">«FAT boot» </text:span>переименован в «<text:span text:style-name="T19">File browser</text:span>».</text:p>
      <text:p text:style-name="P22">- в меню «<text:span text:style-name="T19">Service</text:span>» удалены пункты «<text:span text:style-name="T19">Load font 4 TEXTMODE</text:span>» и «<text:span text:style-name="T19">Image to RAMDISK</text:span>», функции этих пунктов теперь производятся через «<text:span text:style-name="T19">File browser</text:span>».</text:p>
      <text:p text:style-name="P22"><text:span text:style-name="T19">- </text:span>в меню «<text:span text:style-name="T19">Service</text:span>» добавлен пункт принудительного сброса на дефолтные значения <text:span text:style-name="T19">CMOS. </text:span>Также добавлен пункт демонтирования образов, если ни один образ не примонтирован меню не появляется.</text:p>
      <text:p text:style-name="P22">- загрузка/запуск файлов раскиданные ранее по разным пунктам разных меню теперь производятся через «<text:span text:style-name="T19">File browser</text:span>», кроме обновления прошивок. Обновление прошивок оставлено на старом месте.</text:p>
      <text:p text:style-name="P22">- переделан порядок доступа к <text:span text:style-name="T19">FAT </text:span>файлам, выбор устройства можно делать после вывода содержимого на экран. По умолчанию после сброса выводится содержимое того устройства, которое найдено последним<text:span text:style-name="T19">.</text:span></text:p>
      <text:p text:style-name="P22">- работа с <text:span text:style-name="T19">FAT </text:span>полностью перенесена в ПЗУ, вся вызовы сделаны через <text:span text:style-name="T19">RST 8</text:span>.</text:p>
      <text:p text:style-name="P22">- сделана сортировка по первым символам для директорий/файлов (сначала для директорий, потом для файлов).</text:p>
      <text:p text:style-name="P22">- сделано монтирование <text:span text:style-name="T19">TRD </text:span>образов на чтение/запись непосредственно на <text:span text:style-name="T19">FAT.</text:span></text:p>
      <text:p text:style-name="P22">- сделано монтирование <text:span text:style-name="T19">TRD </text:span>образов из текстового файла <text:span text:style-name="T19">IMAGE.MNT. </text:span>Возможность сохранения примонтированных образов в этот файл пока отсутствует.</text:p>
      <text:p text:style-name="P22">- в главном меню добавлен пункт «<text:span text:style-name="T19">Setup</text:span>»<text:span text:style-name="T19">. </text:span>Пока в нем 2 пункта: включение/выключение звука нажатых клавиш и включение/выключение доступа к <text:span text:style-name="T19">SD card NeoGS.</text:span></text:p>
      <text:p text:style-name="P22"><text:span text:style-name="T19">- </text:span>в связи с возможностью монтирования <text:span text:style-name="T19">TRD </text:span>образов сделана запись в драйверах устройств, пока только для монтировщика образов. <text:span text:style-name="T19">FAT </text:span>возможностей записи пока не имеет.</text:p>
      <text:p text:style-name="P22">- окно «<text:span text:style-name="T19">File browser</text:span>» увеличено в размерах и теперь выводится шрифтом 6х8. Показывают всегда длинные имена, если они есть. Максимальная длина выводимого имени 31 символ, при большей длине справа рисуется стрелочка. </text:p>
      <text:p text:style-name="P22">- после переезда работы с <text:span text:style-name="T19">FAT </text:span>в ПЗУ инициализация всех устройств делается всегда сразу по сбросу.</text:p>
      <text:p text:style-name="P22">- сделано сохранение текущего пути при переходах по директориям.</text:p>
      <text:p text:style-name="P22">- обработчик и установщик <text:span text:style-name="T19">NMI </text:span>переехал в другую страницу ПЗУ и почти полностью переделан. Сделана проверка включения/сброса для инициализации некоторых переменных.</text:p>
      <text:p text:style-name="P22">- шрифты для текстового режима теперь хранятся в упакованном виде.</text:p>
      <text:p text:style-name="P22">- переделаны вызовы <text:span text:style-name="T19">RST 8, </text:span>сделаны вызова из <text:span text:style-name="T19">EVO-DOS </text:span>для работы с примонтированными образами.</text:p>
      <text:p text:style-name="P22">- при загрузке <text:span text:style-name="T19">TAP </text:span>файлов через «<text:span text:style-name="T19">File browser</text:span>» принудительно включается бит эмуляции работы с лентой в <text:span text:style-name="T19">CMOS. </text:span>При вызове через «<text:span text:style-name="T19">Tape loader</text:span>» зависит от установленного режима.</text:p>
      <text:p text:style-name="P22">- при выборе <text:span text:style-name="T19">TRD </text:span>образов выдается меню выбора монтировать файл или загружать в рамдиск. <text:span text:style-name="T19">FDI </text:span>и <text:span text:style-name="T19">SCL </text:span>образа всегда грузятся в рамдиск.</text:p>
      <text:p text:style-name="P22"/>
      <text:p text:style-name="P22">24.01.2012 Версия 0.49<text:span text:style-name="T19">c </text:span>Переделки</text:p>
      <text:p text:style-name="P22">- переделаны обработчики <text:span text:style-name="T19">RST 8 </text:span>и <text:span text:style-name="T19">NMI </text:span>для полной независимости друг от друга.</text:p>
      <text:p text:style-name="P22">- заменены шрифты для текстмода.</text:p>
      <text:p text:style-name="P2"/>
      <text:p text:style-name="P2">23.01.2012 <text:span text:style-name="T1">Версия 0.49</text:span>b <text:span text:style-name="T1">Исправление</text:span></text:p>
      <text:p text:style-name="P2"><text:span text:style-name="T1">- исправлена работа с принтером, теперь при подключенном </text:span>TSFM <text:span text:style-name="T1">и переходе в </text:span>Basic 48 <text:span text:style-name="T1">не происходит зависаний в независимости от наличия или отсутствия принтера.</text:span></text:p>
      <text:p text:style-name="P2">- <text:span text:style-name="T1">обновлены шрифты для текстмода.</text:span></text:p>
      <text:p text:style-name="P2"><text:span text:style-name="T1">- добавлен еще один шрифт для </text:span>Magic <text:span text:style-name="T1">меню похожий по стилю на использованный в АТМ, но в кодировке </text:span>CP866.</text:p>
      <text:p text:style-name="P2"/>
      <text:p text:style-name="P2">19.01.2012 <text:span text:style-name="T1">Версия 0.49</text:span>a <text:span text:style-name="T1">Исправление</text:span></text:p>
      <text:p text:style-name="P22">- исправлена проблема неправильного считывания фонта из-за несвоевременного переключения отображаемых экранов.</text:p>
      <text:p text:style-name="P22"><text:soft-page-break/>- исправлено отображение некоторых регистров процессора.</text:p>
      <text:p text:style-name="P22"/>
      <text:p text:style-name="P22">18.01.2012 Версия 0.49 Добавление</text:p>
      <text:p text:style-name="P22">- добавлена поддержка волшебной кнопки <text:span text:style-name="T19">Magic.</text:span></text:p>
      <text:p text:style-name="P2"/>
      <text:p text:style-name="P2">04.01.2012 <text:span text:style-name="T1">Версия 0.48</text:span>b <text:span text:style-name="T1">Исправление</text:span></text:p>
      <text:p text:style-name="P2"><text:span text:style-name="T1">- исправлен номер страницы куда прошивается </text:span>CUSTOM ROM. </text:p>
      <text:p text:style-name="P2"/>
      <text:p text:style-name="P2">01.01.2012 <text:span text:style-name="T1">Версия 0.48а Исправление</text:span></text:p>
      <text:p text:style-name="P2"><text:span text:style-name="T1">- поправлен </text:span>RST <text:span text:style-name="T1">8 чтобы не определялось по сигнатуре </text:span>ROM <text:span text:style-name="T1">что это Скорпион.</text:span></text:p>
      <text:p text:style-name="P22"/>
      <text:p text:style-name="P22">17.12.2011 Версия 0.48 Дополнение</text:p>
      <text:p text:style-name="P22">- немного переделан тест <text:span text:style-name="T19">PC </text:span>клавиатуры, добавлено управление светодиодом <text:span text:style-name="T19">Caps LOCK.</text:span></text:p>
      <text:p text:style-name="P22"><text:span text:style-name="T19">- </text:span>в меню сервис поменяны местами пункты <text:span text:style-name="T19">“Image to RAMDISK” </text:span>и<text:span text:style-name="T19"> “Load font 4 TEXTMODE”.</text:span></text:p>
      <text:p text:style-name="P2"/>
      <text:p text:style-name="P2">17.12.2011 <text:span text:style-name="T1">Версия 0.47</text:span>e <text:span text:style-name="T1">Изменение</text:span></text:p>
      <text:p text:style-name="P2"><text:span text:style-name="T1">- переделана определялка разрядности </text:span>FAT <text:span text:style-name="T1">при отсутствие </text:span>MBR.</text:p>
      <text:p text:style-name="P22"/>
      <text:p text:style-name="P22">16.12.2011 Версия 0.47<text:span text:style-name="T19">d </text:span>Исправление</text:p>
      <text:p text:style-name="P22">- исправлено не выставление режимов памяти и турбо при запуске <text:span text:style-name="T19">HDD boot </text:span>и <text:span text:style-name="T19">CD boot.</text:span> </text:p>
      <text:p text:style-name="P22"/>
      <text:p text:style-name="P22">16.12.2011 Версия 0.47<text:span text:style-name="T19">c </text:span>Исправление</text:p>
      <text:p text:style-name="P22">- внесено еще немного изменений в <text:span text:style-name="T19">SPG </text:span>загрузчик.</text:p>
      <text:p text:style-name="P22"/>
      <text:p text:style-name="P22">15.12.2011 Версия 0.47<text:span text:style-name="T19">b </text:span>Исправление</text:p>
      <text:p text:style-name="P22">- добавлены изменения в код <text:span text:style-name="T19">SPG </text:span>загрузчика от автора формата. Не запускались некоторые файлы.</text:p>
      <text:p text:style-name="P2"/>
      <text:p text:style-name="P2"><text:span text:style-name="T1">14.12.2011</text:span> <text:span text:style-name="T1">Версия 0.47</text:span>a <text:span text:style-name="T1">Исправление</text:span></text:p>
      <text:p text:style-name="P2"><text:span text:style-name="T1">- исправлена созданная проблема работы с </text:span>FAT <text:span text:style-name="T1">после добавления загрузчика </text:span>SPG <text:span text:style-name="T1">файлов.</text:span></text:p>
      <text:p text:style-name="P2"/>
      <text:p text:style-name="P2">14.12.2011 <text:span text:style-name="T1">Версия 0.47 Добавление</text:span></text:p>
      <text:p text:style-name="P22">- переделан загрузчик HOBETA файлов и перенесен в другую страницу ROM.</text:p>
      <text:p text:style-name="P22">- добавлена возможность запускать <text:span text:style-name="T19">SPG </text:span>файлов.</text:p>
      <text:p text:style-name="P2"/>
      <text:p text:style-name="P2">06.12.2011 <text:span text:style-name="T1">Версия 0.46а Исправление</text:span></text:p>
      <text:p text:style-name="P2"><text:span text:style-name="T1">- исправлено неправильное отображение подсказки по ячейкам </text:span>CMOS <text:span text:style-name="T1">в </text:span>CMOS Editor.</text:p>
      <text:p text:style-name="P22"/>
      <text:p text:style-name="P2">04.12.2011 <text:span text:style-name="T1">Версия 0.46 Добавление</text:span></text:p>
      <text:p text:style-name="P2"><text:span text:style-name="T1">- добавлен тестер </text:span>PC <text:span text:style-name="T1">клавиатуры.</text:span></text:p>
      <text:p text:style-name="P2">- <text:span text:style-name="T1">добавлена проверка контрольного байта и при несовпадении с ожидаемым значении производится перезапись основных ячеек </text:span>CMOS <text:span text:style-name="T1">и принудительный сброс в </text:span>EVO Reset Service.</text:p>
      <text:p text:style-name="P22">- добавлена возможность сброса в прошивку пользователя (<text:span text:style-name="T19">Custom ROM).</text:span></text:p>
      <text:p text:style-name="P22"><text:span text:style-name="T19">- </text:span>добавлена возможность менять прошивку пользователя (<text:span text:style-name="T19">Custom ROM) </text:span>размером 64 Кб не обновляя весь <text:span text:style-name="T19">ROM</text:span>.</text:p>
      <text:p text:style-name="P22">- изменены настройки хранимые в <text:span text:style-name="T19">CMOS </text:span>на противоположные для пунктов «<text:span text:style-name="T27">Reload FONT</text:span>» и «<text:span text:style-name="T27">Type FONT</text:span>». Теперь при инициализации настроек в <text:span text:style-name="T19">CMOS </text:span>пункты будут по умолчанию принимать значения <text:span text:style-name="T19">«</text:span><text:span text:style-name="T20">ON</text:span><text:span text:style-name="T19">» </text:span>и <text:span text:style-name="T19">«</text:span><text:span text:style-name="T20">CP866</text:span><text:span text:style-name="T19">» <text:s/></text:span><text:span text:style-name="T1">соответственно</text:span><text:span text:style-name="T19"> .</text:span></text:p>
      <text:p text:style-name="P22">- добавлено выставление режимов турбо при удержании <text:span text:style-name="T19">CS, SS, SPACE </text:span>при сбросе.</text:p>
      <text:p text:style-name="P22"/>
      <text:p text:style-name="P22">09.10.2011 Версия 0.45 Исправления</text:p>
      <text:p text:style-name="P2"><text:span text:style-name="T1">- исправлена ошибка опции </text:span>«HDD boot» <text:span text:style-name="T1">из-за которой происходило зависание при попытке запуска.</text:span></text:p>
      <text:p text:style-name="P22"/>
      <text:p text:style-name="P2"><text:span text:style-name="T1">28.09.2011</text:span> <text:span text:style-name="T1">Версия 0.44 Исправления и дополнения</text:span></text:p>
      <text:p text:style-name="P22">- исправлен неправильное вычисления ширины окна из-за чего скроллер сдвигал не только в окне.</text:p>
      <text:p text:style-name="P22">- драйвера и менеджер устройств перенесены в ПЗУ и работают оттуда же. </text:p>
      <text:p text:style-name="P22">- исправлено появления курсора мыши при отсутствии самой мыши и при выводе файлового меню.</text:p>
      <text:p text:style-name="P2"><text:soft-page-break/></text:p>
      <text:p text:style-name="P2"><text:span text:style-name="T1">05.09.2011</text:span> <text:span text:style-name="T1">Версия 0.43 Исправления</text:span></text:p>
      <text:p text:style-name="P2"><text:span text:style-name="T1">- исправлена ошибка не обработки горячих клавиш в меню выбора </text:span>FAT <text:span text:style-name="T1">устройств.</text:span></text:p>
      <text:p text:style-name="P2"><text:span text:style-name="T1">- в выбор куда осуществлять сброс добавлен выбор для сброса в </text:span>ProfROM.<text:span text:style-name="T1"> </text:span></text:p>
      <text:p text:style-name="P2"/>
      <text:p text:style-name="P2">22.07.2011 <text:span text:style-name="T1">Версия 0.42. Исправления</text:span></text:p>
      <text:p text:style-name="P22">- исправлена ошибка из-за которой переключенные режимы не обновлялись на экране.</text:p>
      <text:p text:style-name="P22">- переделал порядок перебора и отображение на экране. Теперь перебирает в порядке 3,5-7-14 и отображает на экране в виде этих же цифр.</text:p>
      <text:p text:style-name="P22"/>
      <text:p text:style-name="P2"><text:span text:style-name="T1">21.07.2011</text:span> <text:span text:style-name="T1">Версия 0.41 Изменения и дополнения.</text:span></text:p>
      <text:p text:style-name="P22">- увеличена ширина файлового окна и сделан показ расширений файлов.</text:p>
      <text:p text:style-name="P2">- <text:span text:style-name="T1">в связи с добавлением нового </text:span>TURBO <text:span text:style-name="T1">режима переделано переключение и отображение текущего режима. Теперь режим перебираются по кругу </text:span>off, on+, on, <text:span text:style-name="T1">что соответствует частотам </text:span>3,5, 14 <text:span text:style-name="T1">и </text:span>7<text:span text:style-name="T1"> МГц.</text:span></text:p>
      <text:p text:style-name="P22"/>
      <text:p text:style-name="P22">16.05.2011 Версия 0.4 Изменения и дополнения.</text:p>
      <text:p text:style-name="P2"><text:span text:style-name="T1">- сделал возможность переключать драйвер принтера: встроенный в Бейсик 48 или через </text:span>AY <text:span text:style-name="T1">порт.</text:span></text:p>
      <text:p text:style-name="P22">- сделал возможность перезагружать или не перезагружать шрифт из ПЗУ по сбросу для текстмода.</text:p>
      <text:p text:style-name="P2"><text:span text:style-name="T1">- сделал возможность выбрать какой шрифт загружать из ПЗУ по сбросу для текстмода: стандартный </text:span>ATM <text:span text:style-name="T1">(аля </text:span>KOI8) <text:span text:style-name="T1">или </text:span>CP866.</text:p>
      <text:p text:style-name="P22">- переделан вывод рамки для <text:span text:style-name="T19">CMOS editor </text:span>в зависимости от выбранного шрифта.</text:p>
      <text:p text:style-name="P22"/>
      <text:p text:style-name="P2"><text:span text:style-name="T1">15</text:span>.05.2011 <text:span text:style-name="T1">Версия 0.</text:span>39<text:span text:style-name="T1">а Дополнения.</text:span></text:p>
      <text:p text:style-name="P2"><text:span text:style-name="T1">- сделал во флешере проверку на байт </text:span>#FF. <text:span text:style-name="T1">Если таковой обнаружен, то не прошивается. Соответственно ускорился процесс прошивки новых версий.</text:span></text:p>
      <text:p text:style-name="P22">- сделал возможность загрузки шрифта для текстмода.</text:p>
      <text:p text:style-name="P2"/>
      <text:p text:style-name="P2">09.05.2011 <text:span text:style-name="T1">Версия 0.39 Дополнения.</text:span></text:p>
      <text:p text:style-name="P2"><text:span text:style-name="T1">- немного навел порядок в сервисной странице и сделал возможность использовать прошивку </text:span>GLUK, <text:span text:style-name="T1">кому это больше нравится. </text:span></text:p>
      <text:p text:style-name="P2"/>
      <text:p text:style-name="P2">04.05.2011 <text:span text:style-name="T1">Версия 0.38 Исправления и дополнения.</text:span></text:p>
      <text:p text:style-name="P22">- исправлена ошибка неправильного вычисления высоты файлового окна в зависимости от количества файлов</text:p>
      <text:p text:style-name="P22">- добавлено переключение загрузки с магнитофонного входа или с <text:span text:style-name="T19">FAT </text:span>устройств.</text:p>
      <text:p text:style-name="P22">- добавлена возможность загрузки и запуска <text:span text:style-name="T19">TAP </text:span>файлов.</text:p>
      <text:p text:style-name="P22"/>
      <text:p text:style-name="P22">23.03.2011 Версия 0.37 Дополнение.</text:p>
      <text:p text:style-name="P22">- в редакторе <text:span text:style-name="T19">CMOS </text:span>каждую секунду обновляются ячейки времени и перепечатываются на экране.</text:p>
      <text:p text:style-name="P22">- для первых 17 ячеек выводится краткое описание.</text:p>
      <text:p text:style-name="P2">- <text:span text:style-name="T1">при редактировании времени запись в </text:span>CMOS <text:span text:style-name="T1">производится сразу, для остальных ячеек запись производится по нажатию клавиши </text:span>«S»/</text:p>
      <text:p text:style-name="P2"/>
      <text:p text:style-name="P2">22.<text:span text:style-name="T1">03.2011 Версия 0.36 Исправление ошибки.</text:span></text:p>
      <text:p text:style-name="P2"><text:span text:style-name="T1">- исправлена ошибка загрузки </text:span>SCL <text:span text:style-name="T1">файлов, проявлялась только на некоторых файлах.</text:span></text:p>
      <text:p text:style-name="P2"/>
      <text:p text:style-name="P2">19.<text:span text:style-name="T1">03.2011 Версия 0.35 Изменения.</text:span></text:p>
      <text:p text:style-name="P2"><text:span text:style-name="T1">- переделал выход из прошивальщика, теперь после прошивание принудительно происходит перезапуск </text:span>ROM. <text:span text:style-name="T1">Нажатия </text:span>RESET <text:span text:style-name="T1">после прошивания теперь не требуется.</text:span></text:p>
      <text:p text:style-name="P2"><text:span text:style-name="T1">- немного навел красоту в редакторе </text:span>CMOS.</text:p>
      <text:p text:style-name="P2"/>
      <text:p text:style-name="P2">17.03.2011 <text:span text:style-name="T1">Версия 0.34 Изменения.</text:span></text:p>
      <text:p text:style-name="P2"><text:span text:style-name="T1">- написал с нуля редактор </text:span>CMOS <text:span text:style-name="T1">под режим текстмоде</text:span>, <text:span text:style-name="T1">добавлен пункт в меню </text:span>Service. <text:span text:style-name="T1">Подсказок по ячейкам пока нет.</text:span> <text:span text:style-name="T1">Старый редактор пока не удален.</text:span></text:p>
      <text:p text:style-name="P2"/>
      <text:p text:style-name="P2">27.02.2011 <text:span text:style-name="T1">Версия 0.33 Изменения.</text:span></text:p>
      <text:p text:style-name="P2"><text:soft-page-break/><text:span text:style-name="T1">- начал осваивать </text:span>MAGIC <text:span text:style-name="T1">и </text:span>RST 8. <text:span text:style-name="T1">Кое-какую мелочь перенес в другую страницу </text:span>ROM. <text:span text:style-name="T1">Изменения минимальны</text:span>. </text:p>
      <text:p text:style-name="P2"/>
      <text:p text:style-name="P2">12.02.2011 <text:span text:style-name="T1">Версия 0.32 Изменения.</text:span></text:p>
      <text:p text:style-name="P22">- по сбросу проверяется наличие маркера рамдиска, при отсуствии маркера производится автоформатирование рамдиска стандартного объема 640 Кб.</text:p>
      <text:p text:style-name="P22">- изменено ожидание нажатия клавиш при ошибках.</text:p>
      <text:p text:style-name="P22"/>
      <text:p text:style-name="P22">07.02.2011 Версия 0.31 Дополнение.</text:p>
      <text:p text:style-name="P22">- добавил очистку 128кб памяти по сбросу.</text:p>
      <text:p text:style-name="P2"/>
      <text:p text:style-name="P2">22.01.2011 <text:span text:style-name="T1">Версия 0.3 Устранение ошибок.</text:span></text:p>
      <text:p text:style-name="P2"><text:span text:style-name="T1">- переделано копирование прошивки </text:span>DOS <text:span text:style-name="T1">с перехватом обращений к ВГ93</text:span> <text:span text:style-name="T1">в предпоследнюю страницу памяти.</text:span></text:p>
      <text:p text:style-name="P2"/>
      <text:p text:style-name="P2">08.01.2011 <text:span text:style-name="T1">Версия 0.29 Устранение ошибок.</text:span></text:p>
      <text:p text:style-name="P2"><text:span text:style-name="T1">- устранена ошибка неправильного вычисления начала секторов в </text:span>FDI <text:span text:style-name="T1">на некоторых образах.</text:span></text:p>
      <text:p text:style-name="P22">- убрал громкий бум при ошибках и при выходе из страницы помощи.</text:p>
      <text:p text:style-name="P2"/>
      <text:p text:style-name="P2">30.<text:span text:style-name="T1">12.2010 Версия 0.28. Устранение ошибок.</text:span></text:p>
      <text:p text:style-name="P2"><text:span text:style-name="T1">- произведена чистка в меню </text:span>Service. <text:span text:style-name="T1">Удалены пункты форматирования рамдиска на 512 и 768 килобайт.</text:span></text:p>
      <text:p text:style-name="P22">- удалена очистка страниц памяти.</text:p>
      <text:p text:style-name="P22">- переделано форматирование рамдиска с учетом его нового формата.</text:p>
      <text:p text:style-name="P22"/>
      <text:p text:style-name="P2"><text:span text:style-name="T1">29.12.2010</text:span> <text:span text:style-name="T1">Версия 0.27 Изменения и дополнения.</text:span></text:p>
      <text:p text:style-name="P2"><text:span text:style-name="T1">- сделана поддержка </text:span>FDI <text:span text:style-name="T1">образов.</text:span></text:p>
      <text:p text:style-name="P22">- рамдиск усложнился, в первой странице рамдиска создается таблица дорожек и секторов. Для <text:span text:style-name="T19">FDI </text:span>образа конвертируется заголок, для <text:span text:style-name="T19">TRD </text:span>и <text:span text:style-name="T19">SCL </text:span>таблица создается принудительно.</text:p>
      <text:p text:style-name="P2"/>
      <text:p text:style-name="P2">07.12.2010 <text:span text:style-name="T1">Версия 0.26. Изменения и исправление ошибки.</text:span></text:p>
      <text:p text:style-name="P22">- исправлена ошибка неправильной работы с менеджером при копировании из ПЗУ.</text:p>
      <text:p text:style-name="P2">- <text:span text:style-name="T1">исправлена ошибка копирования </text:span>SCL <text:span text:style-name="T1">файлов в рамдиск, некоторые файлы могли неправильно копироваться и зависать.</text:span></text:p>
      <text:p text:style-name="P2"><text:span text:style-name="T1">- сделана установка режимов при сбросе с нажатыми </text:span>CS, SS <text:span text:style-name="T1">или </text:span>Space <text:span text:style-name="T1">в зависимости от записанных установок в </text:span>CMOS.</text:p>
      <text:p text:style-name="P2">- <text:span text:style-name="T1">временно убрал пункт в сервисе для копирования дискет.</text:span></text:p>
      <text:p text:style-name="P2"/>
      <text:p text:style-name="P2">06.12.2010<text:tab/> <text:span text:style-name="T1">Версия 0.25 Изменения.</text:span></text:p>
      <text:p text:style-name="P2"><text:span text:style-name="T1">- добавлен еще один тип разделов </text:span>FAT <text:span text:style-name="T1">при поиске в </text:span>MBR.</text:p>
      <text:p text:style-name="P22">- сделано принудительное определение <text:span text:style-name="T19">FAT </text:span>даже при наличии <text:span text:style-name="T19">MBR.</text:span></text:p>
      <text:p text:style-name="P22">- начало рамдиска переехало на одну страницу вниз.</text:p>
      <text:p text:style-name="P22"/>
      <text:p text:style-name="P22">28.11.2010 Версия 0.24 Изменения.</text:p>
      <text:p text:style-name="P22">- изменен прошивальщик ПЗУ. Теперь прошивает все ПЗУ полностью все 512 Кб. Соотвественно в файловом окне отображаются только <text:span text:style-name="T19">ROM </text:span>файлы размером 512 Кб. Файлы размером 64 Кб не отображаются и не прошиваются.</text:p>
      <text:p text:style-name="P22">- добавлена индикация стирания ПЗУ и изменено окно прошивальщика из-за большего размера прошивания. </text:p>
      <text:p text:style-name="P2"/>
      <text:p text:style-name="P2">20.11.2010 <text:span text:style-name="T1">Версия 0.23 Изменения и исправления.</text:span></text:p>
      <text:p text:style-name="P22">- устранено появление мышиного курсора при выборе конфигурации и при переключении турбо режима.</text:p>
      <text:p text:style-name="P22">- добавлены горячии клавиши для пунктов не входящих в меню.</text:p>
      <text:p text:style-name="P2"><text:span text:style-name="T1">- добавлена горячая клавиша </text:span>H <text:span text:style-name="T1">для быстрого получения страницы помощи и надпись внизу экрана как вызывать.</text:span></text:p>
      <text:p text:style-name="P22"><text:soft-page-break/>- исправлено вылезание курсора в файловом окне при отсуствии файлов и нажатии кнопки перехода на страницу вверх.</text:p>
      <text:p text:style-name="P22">- поправлена упущенная возможность запуска кодовых блоков через <text:span text:style-name="T19">«FAT boot» </text:span>с возможностью выхода в Бейсик.</text:p>
      <text:p text:style-name="P22"/>
      <text:p text:style-name="P22">13.11.2010 Версия 0.22 Добавление функционала и исправление ошибки.</text:p>
      <text:p text:style-name="P22">- исправлена ошибка высчитывания остатка загрузки в страницу памяти при загрузке <text:span text:style-name="T19">SCL </text:span>файлов.</text:p>
      <text:p text:style-name="P22">- добавлен<text:span text:style-name="T19"> </text:span>пункт <text:span text:style-name="T19">«Update FLASH ROM»</text:span> для быстрого обновления прошивок ПЗУ. </text:p>
      <text:p text:style-name="P22"/>
      <text:p text:style-name="P22">03.11.2010 Версия 0.21 Добавление функционала для поддержки <text:span text:style-name="T19">EVO-DOS.</text:span></text:p>
      <text:p text:style-name="P22">- добавлена возможность капирования в память для виртуального дисковода <text:span text:style-name="T19">TRD </text:span>и <text:span text:style-name="T19">SCL </text:span>(раскрытие образов);</text:p>
      <text:p text:style-name="P22">- добавлена возможность выбора привязки виртуального дисковода на замещение любого реального дисковода для программ работающих через точку входа в <text:span text:style-name="T19">DOS #3D13</text:span>;</text:p>
      <text:p text:style-name="P22">- на экране добавлена возможность менять виртуальный дискововод не только клавишей <text:span text:style-name="T19">“Y”, </text:span>но и при помощи мыши;</text:p>
      <text:p text:style-name="P22">- внизу экрана добавлен краткая помощь по клавишам не задействованным в меню и клавише вызова краткой помощи по основному управлению (<text:span text:style-name="T19">H+RESET);</text:span></text:p>
      <text:p text:style-name="P22">- переименованны пункты сервис меню для работы с рамдиском. Теперь пункты начинаются со слова <text:span text:style-name="T19">FORMAT, </text:span>так как именно такое действие они и производят.</text:p>
      <text:p text:style-name="P2"/>
      <text:p text:style-name="P2">22.10.2010 <text:span text:style-name="T1">Версия 0.2.2 Исправление ошибок.</text:span></text:p>
      <text:p text:style-name="P22">- исправлено невозможность выхода из ошибочной ситуации с выводом окна. При выдаче окна прерывания были зпрещены.</text:p>
      <text:p text:style-name="P22"/>
      <text:p text:style-name="P22">21.10.2010 Версия 0.2.1 Исправление ошибок.</text:p>
      <text:p text:style-name="P22">- переделан инициализатор менеджера памяти для работы в режиме АТМ.</text:p>
      <text:p text:style-name="P2"><text:span text:style-name="T1">- переписаны процедуры работы с </text:span>CMOS <text:span text:style-name="T1">памятью. Убрано влияние на установленные режимы, сервис как и задумано работает всегда с включенном турбо режимом и всей памятью Пентагона для создания рамдиска.</text:span></text:p>
      <text:p text:style-name="P2">- <text:span text:style-name="T1">убрал адрес форума, оставил только адрес сайта из инфы выводимой на экран.</text:span></text:p>
      <text:p text:style-name="P2"/>
      <text:p text:style-name="P2"><text:span text:style-name="T1">12</text:span>.10.2010 <text:span text:style-name="T1">Версия 0.</text:span>2 <text:span text:style-name="T1">Результаты тестирования и мелкие доделки.</text:span></text:p>
      <text:p text:style-name="P22">- исправлено зависание при включение мыши по кнопке 9.</text:p>
      <text:p text:style-name="P22">- исправлен вылет в Бейсик при отсуствии мыши и попытке ее включения.</text:p>
      <text:p text:style-name="P22">- переделан опрос управления (хоткеи) из-за обнаруженного бага.</text:p>
      <text:p text:style-name="P2">- <text:span text:style-name="T1">сделано: если обнаружено только одно </text:span>FAT <text:span text:style-name="T1">устройство и на нем только один файл (при отсуствии директорий в корне) при выборе опции </text:span>FAT boot <text:span text:style-name="T1">произойдет запуск этого единственного файла.</text:span></text:p>
      <text:p text:style-name="P22"/>
      <text:p text:style-name="P22">07.10.2010 Версия 0.1A4 Продолжение переделок, тестовая версия.</text:p>
      <text:p text:style-name="P22">- исправлен вывод файлов и директорий при количестве больше высоты окна (скроллинг и страничное перемещение).</text:p>
      <text:p text:style-name="P22">- исправлен неправильный вывод боковых стрелок с правой стороны файлового окна.</text:p>
      <text:p text:style-name="P2"/>
      <text:p text:style-name="P2">06.10.2010<text:span text:style-name="T1"> Версия 0.1</text:span>A3 <text:span text:style-name="T1">Продолжение переделок, тестовая версия.</text:span></text:p>
      <text:p text:style-name="P22">- исправленно отображения текущей буквы дисковода при выборе мышью.</text:p>
      <text:p text:style-name="P2"><text:span text:style-name="T1">- переписан </text:span>HDD boot. <text:span text:style-name="T1">При отсуствии </text:span>HDD <text:span text:style-name="T1">выдается соотвествующая надпись.</text:span></text:p>
      <text:p text:style-name="P2">- <text:span text:style-name="T1">переделан вывод файлов на </text:span>FAT. <text:span text:style-name="T1">Теперь кроме найденных файлов выводятся и найденные директории и запускать </text:span>HOBETA <text:span text:style-name="T1">теперь можно не только из корня, но и из любого директория.</text:span></text:p>
      <text:p text:style-name="P2"><text:span text:style-name="T1">- при выводе файлов на </text:span>FAT <text:span text:style-name="T1">сделал отображение мини иконок для отображения директорий и файлов.</text:span></text:p>
      <text:p text:style-name="P2">- <text:span text:style-name="T1">немного переделан детект мыши и часов.</text:span></text:p>
      <text:p text:style-name="P22">- еще немного поэкспериментировал с отображением горячих клавиш в менюшках. <text:s/></text:p>
      <text:p text:style-name="P22"/>
      <text:p text:style-name="P2"><text:span text:style-name="T1">25.09.2010 Версия 0.1</text:span>A<text:span text:style-name="T1">2 Продолжение переделок, тестовая версия.</text:span></text:p>
      <text:p text:style-name="P22">- переделал некоторые меню по внешнему виду для общего стиля.</text:p>
      <text:p text:style-name="P22"><text:soft-page-break/>- исправил пропущенную ошибку. При переделке съема версионности бута и конфигурации удалил адрес порта через который происходило считывание.</text:p>
      <text:p text:style-name="P2">- <text:span text:style-name="T1">сделал печать в левой части окон буквы горячей клавиши для каждого пункта.</text:span></text:p>
      <text:p text:style-name="P22"/>
      <text:p text:style-name="P2"><text:span text:style-name="T1">23</text:span>.09.2010 <text:span text:style-name="T1">Версия 0.1</text:span>A1 <text:span text:style-name="T1">Продолжение переделок, тестовая версия.</text:span></text:p>
      <text:p text:style-name="P2"><text:span text:style-name="T1">- в последнии 8 байт добавлена сигнатура </text:span>«HEGLUK» <text:span text:style-name="T1">и дата сборки в упакованном виде.</text:span></text:p>
      <text:p text:style-name="P22">- переделка внешнего вида.</text:p>
      <text:p text:style-name="P22">- переделана обработка горячих клавиш.</text:p>
      <text:p text:style-name="P22">- добавлена табличная обработка выделенных зон за пределами активного окна для мыши.</text:p>
      <text:p text:style-name="P2"><text:span text:style-name="T1">- добавилась горячая клавиша </text:span>«V» <text:span text:style-name="T1">для кругового перебора дисководов.</text:span></text:p>
      <text:p text:style-name="P22"/>
      <text:p text:style-name="P2">17.09.2010 <text:span text:style-name="T1">Версия 0.1А Вторая ревизия сорцов, тестовая версия.</text:span></text:p>
      <text:p text:style-name="P22">- найден альтернативный компилятор, все сорцы переведены на него.</text:p>
      <text:p text:style-name="P2"><text:span text:style-name="T1">- интегрирована полная кодовая таблица шрифта (</text:span>DOS866<text:span text:style-name="T1">).</text:span></text:p>
      <text:p text:style-name="P22">- полностью заменены процедуры для работы с окошками и окружением. Теперь можно не только печатать на экране шрифтами 8х8 и 6х8, но и русским шрифтом.</text:p>
      <text:p text:style-name="P22">- полностью переделан основной цикл опроса управления, устранены неточности выбора для изменения режимов турбо и памяти, выбор дисководов. Теперь мышью можно менять не только режим памяти, но и турбо режим. Переключение дисководов возможно наведением на соотвествующие буквы, но никак не рядом с ними.</text:p>
      <text:p text:style-name="P2">- <text:span text:style-name="T1">устранена блокировка клавиатуры при наведении мыши на буквы выбора дисков и переключения режимов.</text:span></text:p>
      <text:p text:style-name="P2">- <text:span text:style-name="T1">исправлено включение/выключение часов. Теперь как и в случае с включение/выключением мыши не происходит полный перезапуск с перерисовкой экрана.</text:span></text:p>
      <text:p text:style-name="P22">- исправил смену режимов без перерисовки экрана.</text:p>
      <text:p text:style-name="P22">- при смене дисковода перерисовка происходит из-за возможно открытого файлового меню.</text:p>
      <text:p text:style-name="P22">- при открытом файловом меню для <text:span text:style-name="T19">TR-DOS </text:span>диска и смене диска происходит перезапуск с перерисовкой экрана. Будет сделано без перерисовки и с перечитыванием каталога дискеты.</text:p>
      <text:p text:style-name="P2"><text:span text:style-name="T1">- сделал блокировку для не </text:span>TR-DOS <text:span text:style-name="T1">дискет. Если подсунуть такую дискету, то сразу выдается соотвествующая надпись.</text:span></text:p>
      <text:p text:style-name="P2"><text:span text:style-name="T1">- в меню </text:span>Kills <text:span text:style-name="T1">добавлен сброс </text:span>NeoGS.</text:p>
      <text:p text:style-name="P22">- убран (возможно пока)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.</text:p>
      <text:p text:style-name="P22">- в файловом меню клавиши влево/вправо меняет свою функциональность. В просто меню нажатие этих клавиш перемещает соотвественно на первый или последний пункт меню. В файловом меню нажатие этих клавиш работает как страничное перемещение по файлам.</text:p>
      <text:p text:style-name="P2">- <text:span text:style-name="T1">пока не сделано скролирование по файловому окну мышью.</text:span></text:p>
      <text:p text:style-name="P2">- <text:span text:style-name="T1">временно отключена поддержка </text:span>HDD <text:span text:style-name="T1">на </text:span>Slave <text:span text:style-name="T1">из-за конфликтов при подключенном </text:span>CD-ROM.</text:p>
      <text:p text:style-name="P22">- возможно что-то еще забыл по мелочи, работа до версии 0.2 будут продолжена.</text:p>
      <text:p text:style-name="P2"/>
      <text:p text:style-name="P2">20.08.2010 <text:span text:style-name="T1">Версия 0.19 Устранение не моего глюка.</text:span></text:p>
      <text:p text:style-name="P2"><text:span text:style-name="T1">- из-за всплывшей ошибки в компиляторе сделал перемещение драйвера </text:span>NeoGS, <text:span text:style-name="T1">на который <text:s/>пришелся глюк компилятора</text:span> <text:span text:style-name="T1">ниже по адресам памяти. Занялся поиском альтернативного компилятора.</text:span></text:p>
      <text:p text:style-name="P2"/>
      <text:p text:style-name="P2">04.08.2010 <text:span text:style-name="T1">Версия 0.18 Добавления и изменения</text:span></text:p>
      <text:p text:style-name="P2"><text:span text:style-name="T1">- добавлена опция загрузки с ленты непосредственно из </text:span>HE GLUK.</text:p>
      <text:p text:style-name="P2"/>
      <text:p text:style-name="P2">21.05.2010 <text:span text:style-name="T1">Версия 0.17 Добавление и изменения</text:span></text:p>
      <text:p text:style-name="P2"><text:span text:style-name="T1">- в связи с надобностью изготовления </text:span>HE GLUK <text:span text:style-name="T1">для </text:span>ATM <text:span text:style-name="T1">сделал универсальную версию. Не требует перекомпиляции. Переписаны стартовые </text:span>RESET <text:span text:style-name="T1">сервисы. </text:span></text:p>
      <text:p text:style-name="P22">- стартовый экран немного оголился. Не выводятся содержимое регистров по сбросу и содержимое стека.</text:p>
      <text:p text:style-name="P2"><text:span text:style-name="T1">- исправлено процедура непосредственного чтения с </text:span>NEMO <text:span text:style-name="T1">винчестера для большей стабильности.</text:span></text:p>
      <text:p text:style-name="P2"/>
      <text:p text:style-name="P2">28.03.2010 <text:span text:style-name="T1">Версия 0.16 Добавление мелкой функции.</text:span></text:p>
      <text:p text:style-name="P22">- добавлена поддержка показа версий прошивок на Пентеве.</text:p>
      <text:p text:style-name="P2"><text:soft-page-break/></text:p>
      <text:p text:style-name="P2">17.03.2010 <text:span text:style-name="T1">Версия 0.15 Исправление ошибок</text:span></text:p>
      <text:p text:style-name="P22">- исправлена ошибка невозможности выбора дисковода при отсутствии часов.</text:p>
      <text:p text:style-name="P2"/>
      <text:p text:style-name="P2">10.03.2010 <text:span text:style-name="T1">Версия 0.14 Исправление ошибок.</text:span></text:p>
      <text:p text:style-name="P2"><text:span text:style-name="T1">- исправлена ошибка не выставления режимов при переходе в Бейсики и </text:span>TR-DOS<text:span text:style-name="T1">.</text:span></text:p>
      <text:p text:style-name="P2"><text:span text:style-name="T1">- исправлено при содержимом ячейки </text:span>#11 <text:span text:style-name="T1">не равной </text:span>#55 <text:span text:style-name="T1">или </text:span>#AA <text:span text:style-name="T1">в ячейки </text:span>#0A-#11 <text:span text:style-name="T1">прописываются дефолтное содержимое #20,#02,#00,#80,#00,#00,#00,#AA.</text:span></text:p>
      <text:p text:style-name="P2"/>
      <text:p text:style-name="P2">23.02.2010 <text:span text:style-name="T1">Версия 0.13 Добавил (вернул на место) драйвер </text:span>SMUC.</text:p>
      <text:p text:style-name="P2"/>
      <text:p text:style-name="P2">22.<text:span text:style-name="T1">02.2010 Версия 0.12 Исправлен еще один глюк.</text:span></text:p>
      <text:p text:style-name="P2"><text:span text:style-name="T1">- исправлено НЕ выставление режимов компа при загрузке/запуске из </text:span>HOBETA <text:span text:style-name="T1">файлов.</text:span></text:p>
      <text:p text:style-name="P22">- исправлена возможность загрузки файлов размером максимум 40960 байт. В предыдущих версиях размер был максимум 40959 байт.</text:p>
      <text:p text:style-name="P22"/>
      <text:p text:style-name="P22">22.02.2010 Версия 0.11 Исправлен первый глюк.</text:p>
      <text:p text:style-name="P22">- неправильно отдавался тип <text:span text:style-name="T19">FAT </text:span>устройства микрозагрузчику <text:span text:style-name="T19">HOBETA </text:span>файлов.</text:p>
      <text:p text:style-name="P2"/>
      <text:p text:style-name="P2">21.02.2010 <text:span text:style-name="T1">Версия 0.1 Проверка и тестирование. </text:span></text:p>
      <text:p text:style-name="P30"><text:span text:style-name="T25">- за основу взяты исходники </text:span><text:span text:style-name="T24">GLUK 6.62. </text:span><text:span text:style-name="T25">Все исходники переведены в текстовый формат для компиляции </text:span><text:span text:style-name="T1">SjASMPlus</text:span><text:span text:style-name="T24">. </text:span><text:span text:style-name="T25">При сборке используется упаковщик </text:span><text:span text:style-name="T24">MHMT.</text:span></text:p>
      <text:p text:style-name="P31"><text:span text:style-name="T26">- все исходники разбиты на несколько файлов по смыслу, хотя распределение не окончательное и местами не точное. Многое осталось от исходного </text:span><text:span text:style-name="T24">GLUK</text:span><text:span text:style-name="T26">а. Так сказать «забадяжил» на старых дрожжах.</text:span></text:p>
      <text:p text:style-name="P31"><text:span text:style-name="T26">- при переделке не пострадали и не изменялись все функции вызываемые по «Кнопка+</text:span><text:span text:style-name="T24">RESET</text:span><text:span text:style-name="T26">».</text:span></text:p>
      <text:p text:style-name="P31"><text:span text:style-name="T26">- без изменений остались </text:span><text:span text:style-name="T24">CD Boot </text:span><text:span text:style-name="T26">и </text:span><text:span text:style-name="T24">HDD Boot.</text:span></text:p>
      <text:p text:style-name="P31"><text:span text:style-name="T26">- полностью удален </text:span><text:span text:style-name="T24">PC.</text:span></text:p>
      <text:p text:style-name="P31"><text:span text:style-name="T26">- убрано определение байта </text:span><text:span text:style-name="T24">#47 </text:span><text:span text:style-name="T26">в ячейке </text:span><text:span text:style-name="T24">#12 CMOS.</text:span></text:p>
      <text:p text:style-name="P31"><text:span text:style-name="T24">- </text:span><text:span text:style-name="T26">удалены из исходников все опции связанные с компиляцией для АТМ.</text:span></text:p>
      <text:p text:style-name="P22">- убрана прозрачность окон.</text:p>
      <text:p text:style-name="P22">- убран вывод на экран уменьшенных копий сохраненных экранов, что создавало мусор на экране.</text:p>
      <text:p text:style-name="P31"><text:span text:style-name="T26">- удалены все пункты не имеющие никакой ценности. К ним относятся следующие пункты: </text:span><text:span text:style-name="T24">P.C., P.C.512, Cache, R.C., STS, XAS, Save SCR, TR KEEPER. </text:span><text:span text:style-name="T26">Удален также вновь добавленный пункт </text:span><text:span text:style-name="T24">FATALL. </text:span></text:p>
      <text:p text:style-name="P31"><text:span text:style-name="T26">- в меню «</text:span><text:span text:style-name="T24">Kills</text:span><text:span text:style-name="T26">»</text:span><text:span text:style-name="T24"> </text:span><text:span text:style-name="T26">следующие изменения: удален пункт </text:span><text:span text:style-name="T24">Low MEM. </text:span><text:span text:style-name="T26">Пункт </text:span><text:span text:style-name="T24">Pages </text:span><text:span text:style-name="T26">переименован в </text:span><text:span text:style-name="T24">Pages 128 </text:span><text:span text:style-name="T26">по функциональности. Форматилки </text:span><text:span text:style-name="T24">RAM </text:span><text:span text:style-name="T26">диска также переименованы по смыслу и добавлена форматилка на 640 килобайт (стандартный размер </text:span><text:span text:style-name="T24">TR-DOS </text:span><text:span text:style-name="T26">дискеты</text:span><text:span text:style-name="T24">)</text:span><text:span text:style-name="T26">.</text:span></text:p>
      <text:p text:style-name="P1"><text:span text:style-name="T26">- </text:span><text:span text:style-name="T25">там же в меню «</text:span><text:span text:style-name="T26">Kills</text:span><text:span text:style-name="T25">» оставлен копировщик дискет с форматированием диска-приемника.</text:span></text:p>
      <text:p text:style-name="P22">- временно убрана раскраска главного окна.</text:p>
      <text:p text:style-name="P31"><text:span text:style-name="T26">- у часов теперь не 2 состояния, а 3. Часы не найдены, на экране надпись </text:span><text:span text:style-name="T24">«NO CMOS». </text:span><text:span text:style-name="T26">Часы найдены, но выключены. Надпись на экране </text:span><text:span text:style-name="T24">«OFF CMOS». </text:span><text:span text:style-name="T26">При найденных и включенных соотвественно отображают время.</text:span></text:p>
      <text:p text:style-name="P31"><text:span text:style-name="T26">- обновление часов теперь происходит не по тайм ауту, а по установке бита 4 регистра </text:span><text:span text:style-name="T24">C </text:span><text:span text:style-name="T26">самих часов. Это можно заметить при глобальной перерисовке экрана, время появляется с некоторой задержкой, так как бит в регистре устанавливается раз в секунду.</text:span></text:p>
      <text:p text:style-name="P31"><text:span text:style-name="T26">- определение часов делается по ячейке 0 (секунды). Ячейка </text:span><text:span text:style-name="T24">#11 </text:span><text:span text:style-name="T26">принимающее значение </text:span><text:span text:style-name="T24">#AA (</text:span><text:span text:style-name="T26">часы включены)</text:span><text:span text:style-name="T24"> </text:span><text:span text:style-name="T26">или </text:span><text:span text:style-name="T24">#55 </text:span><text:span text:style-name="T26">(часы выключены) не используется для определения наличия часов.</text:span></text:p>
      <text:p text:style-name="P22">- устранен глюк мыши. При отсутствии мыши и включении клавишей «8» курсора при глобальной перерисовке экрана все вешалось минимум в 2 местах по коду. Теперь при попытке включения курсора мыши делается проверка и если мыши нет, то курсор не появляется совсем.</text:p>
      <text:p text:style-name="P31"><text:span text:style-name="T26">- устранен глюк связанный с надписью </text:span><text:span text:style-name="T24">«I KNOW NOW». </text:span><text:span text:style-name="T26">При выбранном диске «</text:span><text:span text:style-name="T24">D</text:span><text:span text:style-name="T26">» и при отсутствии на диске Бейсик файлов (при выборе «</text:span><text:span text:style-name="T24">GLUK BOOT</text:span><text:span text:style-name="T26">» выводится </text:span><text:span text:style-name="T24">«NO PROGS») </text:span><text:span text:style-name="T26">при повторном нажатии </text:span><text:span text:style-name="T24">«Enter» выводилась</text:span><text:span text:style-name="T26"> окошко с текстом </text:span><text:span text:style-name="T24">«I KNOW NOW» </text:span><text:span text:style-name="T26">и все вешалось с перерисовкой экрана без главного меню и выбранном диске </text:span><text:span text:style-name="T24">«A».</text:span></text:p>
      <text:p text:style-name="P30"><text:span text:style-name="T24">- </text:span><text:span text:style-name="T25">из-за использования части старого кода и неизменном (пока) главном цикле опроса управления не </text:span><text:soft-page-break/><text:span text:style-name="T25">устранен глюк с блокировкой клавиатуры. При наведении курсора мыши на буковки выбора дисководов или изменения режима компьютера нельзя клавиатурой перемещать цветную полоску по меню. Все чт</text:span>о происходит это только глобальная перерисовка экрана.</text:p>
      <text:p text:style-name="P30">- в главное меню добавлен пункт <text:span text:style-name="T19">«FAT Boot» </text:span><text:span text:style-name="T1">для загрузки кодовых блоков записанных на </text:span><text:span text:style-name="T19">FAT </text:span><text:span text:style-name="T1">в формате </text:span><text:span text:style-name="T19">HOBETA.</text:span></text:p>
      <text:p text:style-name="P31">- для работы с <text:span text:style-name="T19">FAT </text:span>добавлен соответствующий код и поддержка <text:span text:style-name="T19">SD </text:span>карт на <text:span text:style-name="T19">NeoGS </text:span>и <text:span text:style-name="T19">Z-</text:span>контроллер (на <text:span text:style-name="T19">ZX Evo </text:span>контроллер встроен в плату) и контроллер винчестера подключаемый по схеме <text:span text:style-name="T19">Nemo.</text:span></text:p>
      <text:p text:style-name="P30"><text:span text:style-name="T1">- если еще что-нибудь вспомню, допишу. За 2 недели слишком много перепахано. Если кого-то что-то не устраивает исходники </text:span><text:span text:style-name="T19">GLUK</text:span><text:span text:style-name="T1">а открыты :</text:span><text:span text:style-name="T19">D</text:span></text:p>
      <text:p text:style-name="P30"><text:span text:style-name="T19">- </text:span><text:span text:style-name="T1">за глюки связанные с </text:span><text:span text:style-name="T19">TR-DOS </text:span><text:span text:style-name="T1">6.10 или подобные я не отвечаю. Там моя нога еще не ступала. Пинать меня только за эту сервис прошивку ;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005cm" fo:margin-bottom="1.106cm" fo:margin-left="0.965cm" fo:margin-right="1.08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8-16T17:47:07.31</meta:creation-date>
    <dc:date>2013-12-15T12:39:23.967000000</dc:date>
    <meta:editing-duration>P26DT11H29M59S</meta:editing-duration>
    <meta:editing-cycles>171</meta:editing-cycles>
    <meta:generator>LibreOffice/4.1.3.2$Windows_x86 LibreOffice_project/70feb7d99726f064edab4605a8ab840c50ec57a</meta:generator>
    <meta:document-statistic meta:table-count="0" meta:image-count="0" meta:object-count="0" meta:page-count="9" meta:paragraph-count="280" meta:word-count="3510" meta:character-count="24271" meta:non-whitespace-character-count="21024"/>
  </office:meta>
</office:document-meta>
</file>